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59cm" svg:stroke-color="#ff3333" draw:marker-start="Small_20_Arrow" draw:marker-start-width="0.439cm" draw:marker-end-width="0.439cm" draw:fill="none" draw:textarea-vertical-align="middle" fo:padding-top="0.205cm" fo:padding-bottom="0.205cm" fo:padding-left="0.33cm" fo:padding-right="0.3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4.29cm" svg:height="13.092cm" draw:transform="rotate (-2.71939750753236) translate (19.0824643834184cm 16.6227872201235cm)" svg:viewBox="0 0 14291 13093" draw:points="2797,13011 10361,13011 14291,5239 6778,0 0,3862 7577,8471 2979,13093">
          <text:p/>
        </draw:polygon>
        <draw:polygon draw:style-name="gr1" draw:text-style-name="P1" draw:layer="layout" svg:width="10.016cm" svg:height="11.448cm" draw:transform="rotate (0.908443875663048) translate (2.24659896439363cm 19.6966979433339cm)" svg:viewBox="0 0 10017 11449" draw:points="311,79 6652,79 10017,4557 9577,9846 4106,11449 0,3745 249,0">
          <text:p/>
        </draw:polygon>
        <draw:line draw:style-name="gr2" draw:text-style-name="P1" draw:layer="layout" svg:x1="12.9cm" svg:y1="19.4cm" svg:x2="3.9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111cm" fo:margin-bottom="5.076cm" fo:margin-left="1.814cm" fo:margin-right="2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9T22:25:23.590227669</meta:creation-date>
    <dc:date>2016-03-29T22:32:27.938512477</dc:date>
    <meta:editing-duration>PT7M4S</meta:editing-duration>
    <meta:editing-cycles>1</meta:editing-cycles>
    <meta:document-statistic meta:object-count="3"/>
    <meta:generator>LibreOffice/5.0.5.2$Linux_X86_64 LibreOffice_project/00m0$Build-2</meta:generator>
  </office:meta>
</office:document-meta>
</file>